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ConfigurationException.AnnotationConfigur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urationException.AnnotationConfigu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